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1791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7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8.6976in" svg:height="5.1492in" svg:x="7.2461in" svg:y="2.8654in">
            <draw:object draw:notify-on-update-of-ranges="Sheet1.G7:Sheet1.G7 Sheet1.G8:Sheet1.G10 Sheet1.H7:Sheet1.H7 Sheet1.H8:Sheet1.H10 Sheet1.G7:Sheet1.G7 Sheet1.G8:Sheet1.G10 Sheet1.I7:Sheet1.I7 Sheet1.I8:Sheet1.I10 Sheet1.G7:Sheet1.G7 Sheet1.G8:Sheet1.G10 Sheet1.J7:Sheet1.J7 Sheet1.J8:Sheet1.J10 Sheet1.G7:Sheet1.G7 Sheet1.G8:Sheet1.G10 Sheet1.K7:Sheet1.K7 Sheet1.K8:Sheet1.K10 Sheet1.G7:Sheet1.G7 Sheet1.G8:Sheet1.G10 Sheet1.L7:Sheet1.L7 Sheet1.L8:Sheet1.L10 Sheet1.G7:Sheet1.G7 Sheet1.G8:Sheet1.G10 Sheet1.M7:Sheet1.M7 Sheet1.M8:Sheet1.M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office:value-type="string">
            <text:p>Ie Iters</text:p>
          </table:table-cell>
          <table:table-cell table:number-columns-repeated="8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408776">
            <text:p>0.408776</text:p>
          </table:table-cell>
          <table:table-cell office:value-type="float" office:value="0.0634977">
            <text:p>0.0634977</text:p>
          </table:table-cell>
          <table:table-cell office:value-type="float" office:value="0.091606">
            <text:p>0.091606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Cuda N = 16</text:p>
          </table:table-cell>
          <table:table-cell office:value-type="string">
            <text:p>Cuda N = 64</text:p>
          </table:table-cell>
          <table:table-cell office:value-type="string">
            <text:p>Cuda N = 128</text:p>
          </table:table-cell>
          <table:table-cell table:number-columns-repeated="3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67202">
            <text:p>1.67202</text:p>
          </table:table-cell>
          <table:table-cell office:value-type="float" office:value="0.233525">
            <text:p>0.233525</text:p>
          </table:table-cell>
          <table:table-cell office:value-type="float" office:value="0.295145">
            <text:p>0.295145</text:p>
          </table:table-cell>
          <table:table-cell office:value-type="float" office:value="18">
            <text:p>18</text:p>
          </table:table-cell>
          <table:table-cell office:value-type="string">
            <text:p>16^3</text:p>
          </table:table-cell>
          <table:table-cell office:value-type="float" office:value="1">
            <text:p>1</text:p>
          </table:table-cell>
          <table:table-cell office:value-type="float" office:value="0.087516">
            <text:p>0.087516</text:p>
          </table:table-cell>
          <table:table-cell office:value-type="float" office:value="0.611932">
            <text:p>0.611932</text:p>
          </table:table-cell>
          <table:table-cell office:value-type="float" office:value="1.2713">
            <text:p>1.2713</text:p>
          </table:table-cell>
          <table:table-cell table:number-columns-repeated="3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6676">
            <text:p>1.46676</text:p>
          </table:table-cell>
          <table:table-cell office:value-type="float" office:value="0.22152">
            <text:p>0.22152</text:p>
          </table:table-cell>
          <table:table-cell office:value-type="float" office:value="0.269744">
            <text:p>0.269744</text:p>
          </table:table-cell>
          <table:table-cell office:value-type="float" office:value="18">
            <text:p>18</text:p>
          </table:table-cell>
          <table:table-cell/>
          <table:table-cell office:value-type="float" office:value="2">
            <text:p>2</text:p>
          </table:table-cell>
          <table:table-cell office:value-type="float" office:value="0.0857736">
            <text:p>0.0857736</text:p>
          </table:table-cell>
          <table:table-cell office:value-type="float" office:value="1.41309">
            <text:p>1.41309</text:p>
          </table:table-cell>
          <table:table-cell office:value-type="float" office:value="3.51299">
            <text:p>3.51299</text:p>
          </table:table-cell>
          <table:table-cell table:number-columns-repeated="3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0.0834751">
            <text:p>0.0834751</text:p>
          </table:table-cell>
          <table:table-cell office:value-type="float" office:value="1.17325">
            <text:p>1.17325</text:p>
          </table:table-cell>
          <table:table-cell office:value-type="float" office:value="4.07047">
            <text:p>4.07047</text:p>
          </table:table-cell>
          <table:table-cell table:number-columns-repeated="3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1">
          <table:table-cell table:number-columns-repeated="6"/>
          <table:table-cell/>
          <table:table-cell office:value-type="string">
            <text:p>OpenMP N = 16</text:p>
          </table:table-cell>
          <table:table-cell office:value-type="string">
            <text:p>OpenMP N = 64</text:p>
          </table:table-cell>
          <table:table-cell office:value-type="string">
            <text:p>OpenMP N = 128</text:p>
          </table:table-cell>
          <table:table-cell office:value-type="string">
            <text:p>Cuda N = 16</text:p>
          </table:table-cell>
          <table:table-cell office:value-type="string">
            <text:p>Cuda N = 64</text:p>
          </table:table-cell>
          <table:table-cell office:value-type="string">
            <text:p>Cuda N = 128</text:p>
          </table:table-cell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.110544">
            <text:p>0.110544</text:p>
          </table:table-cell>
          <table:table-cell office:value-type="float" office:value="0.50259">
            <text:p>0.50259</text:p>
          </table:table-cell>
          <table:table-cell office:value-type="float" office:value="1.09584">
            <text:p>1.09584</text:p>
          </table:table-cell>
          <table:table-cell office:value-type="float" office:value="0.087516">
            <text:p>0.087516</text:p>
          </table:table-cell>
          <table:table-cell office:value-type="float" office:value="0.611932">
            <text:p>0.611932</text:p>
          </table:table-cell>
          <table:table-cell office:value-type="float" office:value="1.2713">
            <text:p>1.2713</text:p>
          </table:table-cell>
        </table:table-row>
        <table:table-row table:style-name="ro1">
          <table:table-cell office:value-type="string">
            <text:p>Cuda (Shannon)</text:p>
          </table:table-cell>
          <table:table-cell office:value-type="float" office:value="0.64954">
            <text:p>0.64954</text:p>
          </table:table-cell>
          <table:table-cell office:value-type="float" office:value="0.720434">
            <text:p>0.720434</text:p>
          </table:table-cell>
          <table:table-cell office:value-type="float" office:value="0.560632">
            <text:p>0.560632</text:p>
          </table:table-cell>
          <table:table-cell office:value-type="float" office:value="12">
            <text:p>12</text:p>
          </table:table-cell>
          <table:table-cell/>
          <table:table-cell office:value-type="float" office:value="2">
            <text:p>2</text:p>
          </table:table-cell>
          <table:table-cell office:value-type="float" office:value="0.111938">
            <text:p>0.111938</text:p>
          </table:table-cell>
          <table:table-cell office:value-type="float" office:value="0.502229">
            <text:p>0.502229</text:p>
          </table:table-cell>
          <table:table-cell office:value-type="float" office:value="1.11385">
            <text:p>1.11385</text:p>
          </table:table-cell>
          <table:table-cell office:value-type="float" office:value="0.0857736">
            <text:p>0.0857736</text:p>
          </table:table-cell>
          <table:table-cell office:value-type="float" office:value="1.41309">
            <text:p>1.41309</text:p>
          </table:table-cell>
          <table:table-cell office:value-type="float" office:value="3.51299">
            <text:p>3.51299</text:p>
          </table:table-cell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76462">
            <text:p>1.76462</text:p>
          </table:table-cell>
          <table:table-cell office:value-type="float" office:value="2.42687">
            <text:p>2.42687</text:p>
          </table:table-cell>
          <table:table-cell office:value-type="float" office:value="0.97734">
            <text:p>0.97734</text:p>
          </table:table-cell>
          <table:table-cell office:value-type="float" office:value="12">
            <text:p>12</text:p>
          </table:table-cell>
          <table:table-cell office:value-type="string">
            <text:p>64^3</text:p>
          </table:table-cell>
          <table:table-cell office:value-type="float" office:value="4">
            <text:p>4</text:p>
          </table:table-cell>
          <table:table-cell office:value-type="float" office:value="0.111116">
            <text:p>0.111116</text:p>
          </table:table-cell>
          <table:table-cell office:value-type="float" office:value="0.495932">
            <text:p>0.495932</text:p>
          </table:table-cell>
          <table:table-cell office:value-type="float" office:value="1.11723">
            <text:p>1.11723</text:p>
          </table:table-cell>
          <table:table-cell office:value-type="float" office:value="0.0834751">
            <text:p>0.0834751</text:p>
          </table:table-cell>
          <table:table-cell office:value-type="float" office:value="1.17325">
            <text:p>1.17325</text:p>
          </table:table-cell>
          <table:table-cell office:value-type="float" office:value="4.07047">
            <text:p>4.07047</text:p>
          </table:table-cell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5816">
            <text:p>1.45816</text:p>
          </table:table-cell>
          <table:table-cell office:value-type="float" office:value="1.56839">
            <text:p>1.56839</text:p>
          </table:table-cell>
          <table:table-cell office:value-type="float" office:value="0.485523">
            <text:p>0.485523</text:p>
          </table:table-cell>
          <table:table-cell office:value-type="float" office:value="12">
            <text:p>12</text:p>
          </table:table-cell>
          <table:table-cell table:number-columns-repeated="8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9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60526">
            <text:p>0.660526</text:p>
          </table:table-cell>
          <table:table-cell office:value-type="float" office:value="2.1373">
            <text:p>2.1373</text:p>
          </table:table-cell>
          <table:table-cell office:value-type="float" office:value="1.39231">
            <text:p>1.3923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2678">
            <text:p>1.82678</text:p>
          </table:table-cell>
          <table:table-cell office:value-type="float" office:value="4.19081">
            <text:p>4.19081</text:p>
          </table:table-cell>
          <table:table-cell office:value-type="float" office:value="1.84878">
            <text:p>1.84878</text:p>
          </table:table-cell>
          <table:table-cell office:value-type="float" office:value="5">
            <text:p>5</text:p>
          </table:table-cell>
          <table:table-cell office:value-type="string">
            <text:p>128^3</text:p>
          </table:table-cell>
          <table:table-cell table:number-columns-repeated="7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49575">
            <text:p>1.49575</text:p>
          </table:table-cell>
          <table:table-cell office:value-type="float" office:value="2.18794">
            <text:p>2.18794</text:p>
          </table:table-cell>
          <table:table-cell office:value-type="float" office:value="0.810011">
            <text:p>0.810011</text:p>
          </table:table-cell>
          <table:table-cell office:value-type="float" office:value="5">
            <text:p>5</text:p>
          </table:table-cell>
          <table:table-cell table:number-columns-repeated="8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3">
          <table:table-cell table:number-columns-repeated="13"/>
        </table:table-row>
        <table:table-row table:style-name="ro2">
          <table:table-cell office:value-type="string">
            <text:p>Exec_Space\SYMGS</text:p>
          </table:table-cell>
          <table:table-cell office:value-type="string">
            <text:p>Vanilla</text:p>
          </table:table-cell>
          <table:table-cell office:value-type="string">
            <text:p>Level</text:p>
          </table:table-cell>
          <table:table-cell office:value-type="string">
            <text:p>Inexact</text:p>
          </table:table-cell>
          <table:table-cell table:number-columns-repeated="9"/>
        </table:table-row>
        <table:table-row table:style-name="ro1">
          <table:table-cell office:value-type="string">
            <text:p>Cuda (Shannon)</text:p>
          </table:table-cell>
          <table:table-cell office:value-type="float" office:value="0.659346">
            <text:p>0.659346</text:p>
          </table:table-cell>
          <table:table-cell office:value-type="float" office:value="2.89654">
            <text:p>2.89654</text:p>
          </table:table-cell>
          <table:table-cell table:number-columns-repeated="10"/>
        </table:table-row>
        <table:table-row table:style-name="ro1">
          <table:table-cell office:value-type="string">
            <text:p>OpenMP (Shannon)</text:p>
          </table:table-cell>
          <table:table-cell office:value-type="float" office:value="1.842">
            <text:p>1.842</text:p>
          </table:table-cell>
          <table:table-cell office:value-type="float" office:value="4.858">
            <text:p>4.858</text:p>
          </table:table-cell>
          <table:table-cell table:number-columns-repeated="2"/>
          <table:table-cell office:value-type="string">
            <text:p>192^3</text:p>
          </table:table-cell>
          <table:table-cell table:number-columns-repeated="7"/>
        </table:table-row>
        <table:table-row table:style-name="ro2">
          <table:table-cell office:value-type="string">
            <text:p>Serial (Shannon)</text:p>
          </table:table-cell>
          <table:table-cell office:value-type="float" office:value="1.5048">
            <text:p>1.5048</text:p>
          </table:table-cell>
          <table:table-cell office:value-type="float" office:value="2.37896">
            <text:p>2.37896</text:p>
          </table:table-cell>
          <table:table-cell table:number-columns-repeated="10"/>
        </table:table-row>
        <table:table-row table:style-name="ro1">
          <table:table-cell office:value-type="string">
            <text:p>Vanilla OpenMP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2">
          <table:table-cell office:value-type="string">
            <text:p>Vanilla Serial (Shannon)</text:p>
          </table:table-cell>
          <table:table-cell/>
          <table:table-cell table:number-columns-repeated="2" office:value-type="string">
            <text:p>n/a</text:p>
          </table:table-cell>
          <table:table-cell table:number-columns-repeated="9"/>
        </table:table-row>
        <table:table-row table:style-name="ro2" table:number-rows-repeated="2">
          <table:table-cell table:number-columns-repeated="13"/>
        </table:table-row>
        <table:table-row table:style-name="ro1">
          <table:table-cell/>
          <table:table-cell office:value-type="string">
            <text:p>Cuda</text:p>
          </table:table-cell>
          <table:table-cell office:value-type="string">
            <text:p>OpenMP</text:p>
          </table:table-cell>
          <table:table-cell office:value-type="string">
            <text:p>Serial</text:p>
          </table:table-cell>
          <table:table-cell table:number-columns-repeated="9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.408776">
            <text:p>0.408776</text:p>
          </table:table-cell>
          <table:table-cell office:value-type="float" office:value="1.67202">
            <text:p>1.67202</text:p>
          </table:table-cell>
          <table:table-cell office:value-type="float" office:value="1.46676">
            <text:p>1.46676</text:p>
          </table:table-cell>
          <table:table-cell table:number-columns-repeated="9"/>
        </table:table-row>
        <table:table-row table:style-name="ro2">
          <table:table-cell office:value-type="float" office:value="64">
            <text:p>64</text:p>
          </table:table-cell>
          <table:table-cell office:value-type="float" office:value="0.64954">
            <text:p>0.64954</text:p>
          </table:table-cell>
          <table:table-cell office:value-type="float" office:value="1.76462">
            <text:p>1.76462</text:p>
          </table:table-cell>
          <table:table-cell office:value-type="float" office:value="1.45816">
            <text:p>1.45816</text:p>
          </table:table-cell>
          <table:table-cell table:number-columns-repeated="9"/>
        </table:table-row>
        <table:table-row table:style-name="ro2">
          <table:table-cell office:value-type="float" office:value="128">
            <text:p>128</text:p>
          </table:table-cell>
          <table:table-cell office:value-type="float" office:value="0.660526">
            <text:p>0.660526</text:p>
          </table:table-cell>
          <table:table-cell office:value-type="float" office:value="1.82678">
            <text:p>1.82678</text:p>
          </table:table-cell>
          <table:table-cell office:value-type="float" office:value="1.49575">
            <text:p>1.49575</text:p>
          </table:table-cell>
          <table:table-cell table:number-columns-repeated="9"/>
        </table:table-row>
        <table:table-row table:style-name="ro2">
          <table:table-cell office:value-type="float" office:value="192">
            <text:p>192</text:p>
          </table:table-cell>
          <table:table-cell office:value-type="float" office:value="0.659346">
            <text:p>0.659346</text:p>
          </table:table-cell>
          <table:table-cell office:value-type="float" office:value="1.842">
            <text:p>1.842</text:p>
          </table:table-cell>
          <table:table-cell office:value-type="float" office:value="1.5048">
            <text:p>1.5048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">
          <table:table-cell/>
          <table:table-cell office:value-type="string">
            <text:p>Cuda N = 16</text:p>
          </table:table-cell>
          <table:table-cell office:value-type="string">
            <text:p>Cuda N = 64</text:p>
          </table:table-cell>
          <table:table-cell office:value-type="string">
            <text:p>Cuda N = 12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087516">
            <text:p>0.087516</text:p>
          </table:table-cell>
          <table:table-cell office:value-type="float" office:value="0.611932">
            <text:p>0.611932</text:p>
          </table:table-cell>
          <table:table-cell office:value-type="float" office:value="1.2713">
            <text:p>1.2713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0857736">
            <text:p>0.0857736</text:p>
          </table:table-cell>
          <table:table-cell office:value-type="float" office:value="1.41309">
            <text:p>1.41309</text:p>
          </table:table-cell>
          <table:table-cell office:value-type="float" office:value="3.51299">
            <text:p>3.51299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0834751">
            <text:p>0.0834751</text:p>
          </table:table-cell>
          <table:table-cell office:value-type="float" office:value="1.17325">
            <text:p>1.17325</text:p>
          </table:table-cell>
          <table:table-cell office:value-type="float" office:value="4.07047">
            <text:p>4.07047</text:p>
          </table:table-cell>
          <table:table-cell table:number-columns-repeated="9"/>
        </table:table-row>
        <table:table-row table:style-name="ro2">
          <table:table-cell table:number-columns-repeated="13"/>
        </table:table-row>
        <table:table-row table:style-name="ro1">
          <table:table-cell/>
          <table:table-cell office:value-type="string">
            <text:p>OpenMP N = 16</text:p>
          </table:table-cell>
          <table:table-cell office:value-type="string">
            <text:p>OpenMP N = 64</text:p>
          </table:table-cell>
          <table:table-cell office:value-type="string">
            <text:p>OpenMP N = 128</text:p>
          </table:table-cell>
          <table:table-cell table:number-columns-repeated="9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0.110544">
            <text:p>0.110544</text:p>
          </table:table-cell>
          <table:table-cell office:value-type="float" office:value="0.50259">
            <text:p>0.50259</text:p>
          </table:table-cell>
          <table:table-cell office:value-type="float" office:value="1.09584">
            <text:p>1.09584</text:p>
          </table:table-cell>
          <table:table-cell table:number-columns-repeated="9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0.111938">
            <text:p>0.111938</text:p>
          </table:table-cell>
          <table:table-cell office:value-type="float" office:value="0.502229">
            <text:p>0.502229</text:p>
          </table:table-cell>
          <table:table-cell office:value-type="float" office:value="1.11385">
            <text:p>1.11385</text:p>
          </table:table-cell>
          <table:table-cell table:number-columns-repeated="9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0.111116">
            <text:p>0.111116</text:p>
          </table:table-cell>
          <table:table-cell office:value-type="float" office:value="0.495932">
            <text:p>0.495932</text:p>
          </table:table-cell>
          <table:table-cell office:value-type="float" office:value="1.11723">
            <text:p>1.11723</text:p>
          </table:table-cell>
          <table:table-cell table:number-columns-repeated="9"/>
        </table:table-row>
        <table:table-row table:style-name="ro2" table:number-rows-repeated="104853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1">00/00/0000</text:date>, <text:time style:data-style-name="N2" text:time-value="0000-00-00T10:30: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hary Bookey</meta:initial-creator>
    <meta:creation-date>2015-08-03T15:45:17</meta:creation-date>
    <dc:date>2015-08-11T14:01:35</dc:date>
    <dc:creator>Zachary Bookey</dc:creator>
    <meta:editing-duration>PT3H34M45S</meta:editing-duration>
    <meta:editing-cycles>7</meta:editing-cycles>
    <meta:generator>LibreOffice/4.0.4.2$Linux_X86_64 LibreOffice_project/400m0$Build-2</meta:generator>
    <meta:document-statistic meta:table-count="1" meta:cell-count="19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spline-resolution="50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dash" draw:stroke-dash="Fine_20_Dashed"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draw:stroke="dash" draw:stroke-dash="Ultrafine_20_2_20_Dots_20_3_20_Dashes" svg:stroke-width="0.08cm" svg:stroke-color="#c5000b" draw:fill-color="#c5000b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draw:stroke="dash" draw:stroke-dash="Fine_20_Dashed" svg:stroke-width="0.08cm" svg:stroke-color="#2300dc" draw:fill-color="#2300d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draw:stroke="dash" draw:stroke-dash="Ultrafine_20_2_20_Dots_20_3_20_Dashes" svg:stroke-width="0.08cm" svg:stroke-color="#2300dc" draw:fill-color="#2300d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draw:stroke-dash="Ultrafine_20_Dotted_20__28_var_29_" svg:stroke-width="0.08cm" svg:stroke-color="#2300dc" draw:fill-color="#2300d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093cm" svg:height="13.08cm" xlink:href=".." xlink:type="simple" chart:class="chart:scatter" chart:style-name="ch1">
        <chart:title svg:x="8.193cm" svg:y="0.397cm" chart:style-name="ch2">
          <text:p>Vector Length Performance</text:p>
        </chart:title>
        <chart:subtitle svg:x="5.612cm" svg:y="1.447cm" chart:style-name="ch3">
          <text:p>Performance with Given Vector Length Over Problem Size N^3</text:p>
        </chart:subtitle>
        <chart:legend chart:legend-position="end" svg:x="17.22cm" svg:y="4.972cm" style:legend-expansion="high" chart:style-name="ch4"/>
        <chart:plot-area chart:style-name="ch5" table:cell-range-address="Sheet1.G7:Sheet1.M10" chart:data-source-has-labels="row" svg:x="1.46cm" svg:y="2.634cm" svg:width="14.878cm" svg:height="9.196cm">
          <chartooo:coordinate-region svg:x="2.197cm" svg:y="2.837cm" svg:width="13.896cm" svg:height="8.338cm"/>
          <chart:axis chart:dimension="x" chart:name="primary-x" chart:style-name="ch6">
            <chart:title svg:x="7.815cm" svg:y="12.091cm" chart:style-name="ch7">
              <text:p>Vector Length</text:p>
            </chart:title>
          </chart:axis>
          <chart:axis chart:dimension="y" chart:name="primary-y" chart:style-name="ch6">
            <chart:title svg:x="0.451cm" svg:y="7.938cm" chart:style-name="ch8">
              <text:p>GFLOPS</text:p>
            </chart:title>
          </chart:axis>
          <chart:series chart:style-name="ch9" chart:values-cell-range-address="Sheet1.H8:Sheet1.H10" chart:label-cell-address="Sheet1.H7:Sheet1.H7" chart:class="chart:scatter">
            <chart:domain table:cell-range-address="Sheet1.G8:Sheet1.G10"/>
            <chart:data-point chart:repeated="3"/>
          </chart:series>
          <chart:series chart:style-name="ch10" chart:values-cell-range-address="Sheet1.I8:Sheet1.I10" chart:label-cell-address="Sheet1.I7:Sheet1.I7" chart:class="chart:scatter">
            <chart:data-point chart:repeated="3"/>
          </chart:series>
          <chart:series chart:style-name="ch11" chart:values-cell-range-address="Sheet1.J8:Sheet1.J10" chart:label-cell-address="Sheet1.J7:Sheet1.J7" chart:class="chart:scatter">
            <chart:data-point chart:repeated="3"/>
          </chart:series>
          <chart:series chart:style-name="ch12" chart:values-cell-range-address="Sheet1.K8:Sheet1.K10" chart:label-cell-address="Sheet1.K7:Sheet1.K7" chart:class="chart:scatter">
            <chart:data-point chart:repeated="3"/>
          </chart:series>
          <chart:series chart:style-name="ch13" chart:values-cell-range-address="Sheet1.L8:Sheet1.L10" chart:label-cell-address="Sheet1.L7:Sheet1.L7" chart:class="chart:scatter">
            <chart:data-point chart:repeated="3"/>
          </chart:series>
          <chart:series chart:style-name="ch14" chart:values-cell-range-address="Sheet1.M8:Sheet1.M10" chart:label-cell-address="Sheet1.M7:Sheet1.M7" chart:class="chart:scatter">
            <chart:data-point chart:repeated="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OpenMP N = 16</text:p>
                <draw:g>
                  <svg:desc>Sheet1.H7:Sheet1.H7</svg:desc>
                </draw:g>
              </table:table-cell>
              <table:table-cell office:value-type="string">
                <text:p>OpenMP N = 64</text:p>
                <draw:g>
                  <svg:desc>Sheet1.I7:Sheet1.I7</svg:desc>
                </draw:g>
              </table:table-cell>
              <table:table-cell office:value-type="string">
                <text:p>OpenMP N = 128</text:p>
                <draw:g>
                  <svg:desc>Sheet1.J7:Sheet1.J7</svg:desc>
                </draw:g>
              </table:table-cell>
              <table:table-cell office:value-type="string">
                <text:p>Cuda N = 16</text:p>
                <draw:g>
                  <svg:desc>Sheet1.K7:Sheet1.K7</svg:desc>
                </draw:g>
              </table:table-cell>
              <table:table-cell office:value-type="string">
                <text:p>Cuda N = 64</text:p>
                <draw:g>
                  <svg:desc>Sheet1.L7:Sheet1.L7</svg:desc>
                </draw:g>
              </table:table-cell>
              <table:table-cell office:value-type="string">
                <text:p>Cuda N = 128</text:p>
                <draw:g>
                  <svg:desc>Sheet1.M7:Sheet1.M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8:Sheet1.G10</svg:desc>
                </draw:g>
              </table:table-cell>
              <table:table-cell office:value-type="float" office:value="0.110544">
                <text:p>0.110544</text:p>
                <draw:g>
                  <svg:desc>Sheet1.H8:Sheet1.H10</svg:desc>
                </draw:g>
              </table:table-cell>
              <table:table-cell office:value-type="float" office:value="0.50259">
                <text:p>0.50259</text:p>
                <draw:g>
                  <svg:desc>Sheet1.I8:Sheet1.I10</svg:desc>
                </draw:g>
              </table:table-cell>
              <table:table-cell office:value-type="float" office:value="1.09584">
                <text:p>1.09584</text:p>
                <draw:g>
                  <svg:desc>Sheet1.J8:Sheet1.J10</svg:desc>
                </draw:g>
              </table:table-cell>
              <table:table-cell office:value-type="float" office:value="0.087516">
                <text:p>0.087516</text:p>
                <draw:g>
                  <svg:desc>Sheet1.K8:Sheet1.K10</svg:desc>
                </draw:g>
              </table:table-cell>
              <table:table-cell office:value-type="float" office:value="0.611932">
                <text:p>0.611932</text:p>
                <draw:g>
                  <svg:desc>Sheet1.L8:Sheet1.L10</svg:desc>
                </draw:g>
              </table:table-cell>
              <table:table-cell office:value-type="float" office:value="1.2713">
                <text:p>1.2713</text:p>
                <draw:g>
                  <svg:desc>Sheet1.M8:Sheet1.M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111938">
                <text:p>0.111938</text:p>
              </table:table-cell>
              <table:table-cell office:value-type="float" office:value="0.502229">
                <text:p>0.502229</text:p>
              </table:table-cell>
              <table:table-cell office:value-type="float" office:value="1.11385">
                <text:p>1.11385</text:p>
              </table:table-cell>
              <table:table-cell office:value-type="float" office:value="0.0857736">
                <text:p>0.0857736</text:p>
              </table:table-cell>
              <table:table-cell office:value-type="float" office:value="1.41309">
                <text:p>1.41309</text:p>
              </table:table-cell>
              <table:table-cell office:value-type="float" office:value="3.51299">
                <text:p>3.512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111116">
                <text:p>0.111116</text:p>
              </table:table-cell>
              <table:table-cell office:value-type="float" office:value="0.495932">
                <text:p>0.495932</text:p>
              </table:table-cell>
              <table:table-cell office:value-type="float" office:value="1.11723">
                <text:p>1.11723</text:p>
              </table:table-cell>
              <table:table-cell office:value-type="float" office:value="0.0834751">
                <text:p>0.0834751</text:p>
              </table:table-cell>
              <table:table-cell office:value-type="float" office:value="1.17325">
                <text:p>1.17325</text:p>
              </table:table-cell>
              <table:table-cell office:value-type="float" office:value="4.07047">
                <text:p>4.070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